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4cm"/>
    </style:style>
    <style:style style:name="co3" style:family="table-column">
      <style:table-column-properties fo:break-before="auto" style:column-width="5.84cm"/>
    </style:style>
    <style:style style:name="co4" style:family="table-column">
      <style:table-column-properties fo:break-before="auto" style:column-width="4.1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MINA DE CONTACTO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Publicar</text:p>
          </table:table-cell>
          <table:table-cell office:value-type="string">
            <text:p>Nombre</text:p>
          </table:table-cell>
          <table:table-cell office:value-type="string">
            <text:p>Correo</text:p>
          </table:table-cell>
          <table:table-cell office:value-type="string">
            <text:p>Actividad</text:p>
          </table:table-cell>
        </table:table-row>
        <table:table-row table:style-name="ro2">
          <table:table-cell table:number-columns-repeated="2"/>
          <table:table-cell office:value-type="string">
            <text:p>Angela Olek</text:p>
          </table:table-cell>
          <table:table-cell office:value-type="string">
            <text:p>angeolek@yahoo.es</text:p>
          </table:table-cell>
          <table:table-cell office:value-type="string">
            <text:p>impresión digital en tela</text:p>
          </table:table-cell>
        </table:table-row>
        <table:table-row table:style-name="ro2">
          <table:table-cell table:number-columns-repeated="2"/>
          <table:table-cell office:value-type="string">
            <text:p>CarolinaCampos</text:p>
          </table:table-cell>
          <table:table-cell office:value-type="string">
            <text:p>catalinacampos1990@gmail.com,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nstanza rodriguez</text:p>
          </table:table-cell>
          <table:table-cell office:value-type="string">
            <text:p>constanza@ludeiro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Javier Tapia</text:p>
          </table:table-cell>
          <table:table-cell office:value-type="string">
            <text:p>javiertapiadiaz@gmail.com</text:p>
          </table:table-cell>
          <table:table-cell office:value-type="string">
            <text:p>técnico industrial</text:p>
          </table:table-cell>
        </table:table-row>
        <table:table-row table:style-name="ro2">
          <table:table-cell table:number-columns-repeated="2"/>
          <table:table-cell office:value-type="string">
            <text:p>Karen Moraga</text:p>
          </table:table-cell>
          <table:table-cell office:value-type="string">
            <text:p>k.moraga.g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slie Muñoz</text:p>
          </table:table-cell>
          <table:table-cell office:value-type="string">
            <text:p>leslie.k922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lian Perez</text:p>
          </table:table-cell>
          <table:table-cell office:value-type="string">
            <text:p>lyli.perez.l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áximo Meza C</text:p>
          </table:table-cell>
          <table:table-cell office:value-type="string">
            <text:p>max82574971@gmail.com</text:p>
          </table:table-cell>
          <table:table-cell office:value-type="string">
            <text:p>aplicaciones para celulares</text:p>
          </table:table-cell>
        </table:table-row>
        <table:table-row table:style-name="ro2">
          <table:table-cell table:number-columns-repeated="2"/>
          <table:table-cell office:value-type="string">
            <text:p>Natalia </text:p>
          </table:table-cell>
          <table:table-cell office:value-type="string">
            <text:p>natalia.descazeaux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odrigo Fernandez</text:p>
          </table:table-cell>
          <table:table-cell office:value-type="string">
            <text:p>rafg1978@hot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anessa Guerrero Valverde</text:p>
          </table:table-cell>
          <table:table-cell office:value-type="string">
            <text:p>angel_ave@hotmail.com</text:p>
          </table:table-cell>
          <table:table-cell office:value-type="string">
            <text:p>cocinero</text:p>
          </table:table-cell>
        </table:table-row>
        <table:table-row table:style-name="ro2">
          <table:table-cell table:number-columns-repeated="2"/>
          <table:table-cell office:value-type="string">
            <text:p>ximena gonzalez</text:p>
          </table:table-cell>
          <table:table-cell office:value-type="string">
            <text:p>ximena.gonzalez.gallardo@gmail.com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 office:value-type="string">
            <text:p>Yazna Bahamondes</text:p>
          </table:table-cell>
          <table:table-cell office:value-type="string">
            <text:p>ybahantim_v@hotmail.com</text:p>
          </table:table-cell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NOMINA DE CONTACTOS'.B3:'NOMINA DE CONTACTOS'.E2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-05-2019</text:date>, <text:time>16:4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5-05T18:38:18.02</meta:creation-date>
    <dc:date>2019-05-07T16:41:05</dc:date>
    <dc:creator>Máximo Meza</dc:creator>
    <meta:editing-duration>PT1H30S</meta:editing-duration>
    <meta:editing-cycles>4</meta:editing-cycles>
    <meta:generator>OpenOffice/4.1.6$Unix OpenOffice.org_project/416m1$Build-9790</meta:generator>
    <meta:document-statistic meta:table-count="2" meta:cell-count="35" meta:object-count="0"/>
  </office:meta>
</office:document-meta>
</file>